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ext:s text:c="2"/>"status": "success",</text:p>
      <text:p text:style-name="Standard"><text:s text:c="2"/>"data": {</text:p>
      <text:p text:style-name="Standard"><text:s text:c="4"/>"terms_of_use": [</text:p>
      <text:p text:style-name="Standard"><text:s text:c="6"/>{</text:p>
      <text:p text:style-name="Standard"><text:s text:c="8"/>"id": 1,</text:p>
      <text:p text:style-name="Standard"><text:s text:c="8"/>"title": "Kirish",</text:p>
      <text:p text:style-name="Standard"><text:s text:c="8"/>[cite_start]"content": "Ushbu foydalanish shartlari kelishamiz.uz sayti (keying o’rinlarda “Sayt”) va mobil ilovasidan (keying o’rinlarda “ilova”) foydalanishni tartibga soladi.\n\nSayt va ilovadan ro'yxatdan o'tish yoki undan foydalanish orqali siz (\"Foydalanuvchi\") ushbu shartlarga to'liq rozilik bildirasiz. [cite: 1, 2, 3]"</text:p>
      <text:p text:style-name="Standard"><text:s text:c="6"/>},</text:p>
      <text:p text:style-name="Standard"><text:s text:c="6"/>{</text:p>
      <text:p text:style-name="Standard"><text:s text:c="8"/>"id": 2,</text:p>
      <text:p text:style-name="Standard"><text:s text:c="8"/>"title": "1. Umumiy Qoidalar",</text:p>
      <text:p text:style-name="Standard"><text:s text:c="8"/>"content": "**1.1. [cite_start]Platforma:** \"kelishamiz.uz\" – bu foydalanuvchilarga o'z maxsulotlarini sotish yoki boshqa foydalanuvchilardan maxsulot sotib olish uchun e'lonlar joylashtirish imkonini beruvchi vositachi platforma. [cite: 5]\n\n**1.2.** \"kelishamiz.uz\" platformasi ma’muriyati foydalanuvchilar o'rtasidagi oldi-sotdi bitimlarining ishtirokchisi, tashkilotchisi, vositachisi yoki kafili hisoblanmaydi. [cite_start]Barcha bitimlar bevosita foydalanuvchilar o'rtasida tuziladi va bajariladi. [cite: 6, 7]\n\n**1.3. [cite_start]Yosh cheklovi:** Sayt va ilovadan faqat 18 yoshga to'lgan shaxslar foydalanishi mumkin. [cite: 8][cite_start]\n\n**1.5** Sayt orqali foydalanuvchilar turli turdagi e’lonlarni joylashtirish, ko‘rish va ularga javob berish imkoniyatiga ega bo‘ladilar. [cite: 9][cite_start]\n\n**1.6** Ushbu shartlar O‘zbekiston Respublikasining amaldagi qonunchiligiga muvofiq tuzilgan va unga muvofiq talqin qilinadi. [cite: 10]"</text:p>
      <text:p text:style-name="Standard"><text:s text:c="6"/>},</text:p>
      <text:p text:style-name="Standard"><text:s text:c="6"/>{</text:p>
      <text:p text:style-name="Standard"><text:s text:c="8"/>"id": 3,</text:p>
      <text:p text:style-name="Standard"><text:s text:c="8"/>"title": "2. Foydalanuvchi hisobi",</text:p>
      <text:p text:style-name="Standard"><text:s text:c="8"/>"content": "**2.1. [cite_start]Ro'yxatdan o'tish:** Ilovaning ayrim funksiyalaridan foydalanish uchun ro'yxatdan o'tish talab qilinishi mumkin. [cite: 12][cite_start]\n\n**2.2.** Ro’yxatdan o’tish uchun O’zbekistondagi mavjud aloqa operatorlaridan olingan telefon raqami orqali o’tiladi. [cite: 13][cite_start]\n\n**2.3** Ro’yxatdan o’tish uchun ishlatilgan telefon raqamning haqiqiyligi va Sizga tegishli ekanligiga shaxsan javobgarsiz. [cite: 14]\n\n**2.4. [cite_start]Ma'lumotlarning to'g'riligi:** Foydalanuvchi ro'yxatdan o'tish paytida o'zi haqida aniq, to'liq ma'lumotlarni taqdim etishga majburdir. [cite: 15]\n\n**2.5. Hisob xavfsizligi:** Foydalanuvchi o'z hisobining (login va parol) maxfiyligini saqlash uchun to'liq javobgardir. [cite_start]Hisobingiz orqali amalga oshirilgan barcha harakatlar uchun mas'uliyat sizning zimmangizda bo'ladi. [cite: 16, 17]"</text:p>
      <text:p text:style-name="Standard"><text:s text:c="6"/>},</text:p>
      <text:p text:style-name="Standard"><text:s text:c="6"/>{</text:p>
      <text:p text:style-name="Standard"><text:s text:c="8"/>"id": 4,</text:p>
      <text:p text:style-name="Standard"><text:s text:c="8"/>"title": "3. E'lonlarni joylashtirish qoidalari",</text:p>
      <text:p text:style-name="Standard"><text:s text:c="8"/>"content": "**3.1. Ma'lumot uchun mas'uliyat:** Foydalanuvchi o'zi joylashtirgan e'lonning (matn, fotosuratlar, narx, aloqa ma'lumotlari) mazmuni uchun to'liq javobgardir. [cite_start]Ma'lumotlar haqiqatga mos va adashtiruvchi bo'lmasligi kerak. [cite: 19, 20]\n\n**3.2. [cite_start]Mualliflik huquqi:** E'longa joylanayotgan fotosuratlar va matnlar uchinchi shaxslarning mualliflik huquqlarini buzmasligi kerak. [cite: 21]\n\n**3.3. Tegishli kategoriya:** E'lonlar maxsulotga mos keladigan toifada joylashtirilishi kerak. [cite_start]Har bir e’lon aniq, tushunarli va qonuniy bo‘lishi lozim. [cite: 22, 23][cite_start]\n\n**3.4 E’lonlar quyidagilarga mos bo‘lishi shart:**\n- Reklama to‘g‘risidagi Qonun (O‘zbekiston Respublikasi); [cite: 25][cite_start]\n- Jismoniy va yuridik shaxslarning sha’ni, qadr-qimmati va ishchanlik obro‘sini tahqirlovchi <text:soft-page-break/>mazmunga ega bo‘lmaslik; [cite: 26][cite_start]\n- Foydalanuvchining haqiqiy kontakt ma’lumotlarini ko‘rsatishi. [cite: 27][cite_start]\n\n**3.5** Raqobatni buzuvchi, noqonuniy ta’sirga ega bo‘lmasligi. [cite: 28]"</text:p>
      <text:p text:style-name="Standard"><text:s text:c="6"/>},</text:p>
      <text:p text:style-name="Standard"><text:s text:c="6"/>{</text:p>
      <text:p text:style-name="Standard"><text:s text:c="8"/>"id": 5,</text:p>
      <text:p text:style-name="Standard"><text:s text:c="8"/>"title": "4. Taqiqlangan maxsulotlar va harakatlar",</text:p>
      <text:p text:style-name="Standard"><text:s text:c="8"/>"content": "**4.1. [cite_start]Foydalanuvchilarga quyidagilarni e'lon qilish qat'iyan man etiladi:**\n- O'zbekiston Respublikasi qonunchiligi bilan taqiqlangan har qanday maxsulotlar (masalan, qurol-yarog', giyohvand moddalar, o'g'irlangan buyumlar va h.k.). [cite: 31][cite_start]\n- Qalbaki (kontrafakt) maxsulotlar. [cite: 32][cite_start]\n- Inson sha'ni va qadr-qimmatini kamsituvchi, milliy, irqiy yoki diniy adovatni targ'ib qiluvchi materiallar. [cite: 33][cite_start]\n- Uchinchi shaxslarning intellektual mulk huquqlarini buzuvchi tovarlar. [cite: 34][cite_start]\n- Spam, firibgarlik yoki \"moliyaviy piramida\" sxemalarini targ'ib qilish. [cite: 35][cite_start]\n\n**4.2.** Bir maxsulot uchun bir nechta bir xil e'lon joylashtirish (dublikat) taqiqlanadi. [cite: 36]"</text:p>
      <text:p text:style-name="Standard"><text:s text:c="6"/>},</text:p>
      <text:p text:style-name="Standard"><text:s text:c="6"/>{</text:p>
      <text:p text:style-name="Standard"><text:s text:c="8"/>"id": 6,</text:p>
      <text:p text:style-name="Standard"><text:s text:c="8"/>"title": "5. Foydalanuvchilarning huquq va majburiyatlari",</text:p>
      <text:p text:style-name="Standard"><text:s text:c="8"/>"content": "**5.1. [cite_start]Sotuvchi majburiyatlari:** E'londa ko'rsatilgan maxsulotning tavsifi va holati haqida to'g'ri ma'lumot berish. [cite: 38]\n\n**5.2. [cite_start]Xaridor majburiyatlari:** Maxsulotni sotib olishdan oldin uning holati, sifati va kelib chiqishi haqida o'zi mustaqil ravishda qaror qabul qilish. [cite: 39]\n\n**5.3. [cite_start]O'zaro hurmat:** Foydalanuvchilar bir-birlari bilan muloqotda (yozishmalar, telefon suhbatlari) odob-axloq qoidalariga rioya etishlari shart. [cite: 40][cite_start]\n\n**5.4 Foydalanuvchi quyidagilarga rozilik bildiradi:**\n- Sayt va ilovadan faqat qonuniy maqsadlarda foydalanish; [cite: 42][cite_start]\n- Joylashtirilgan e’lonlar uchun to‘liq javobgarlikni o‘z zimmasiga olish; [cite: 43][cite_start]\n- Shaxsiy hisob ma’lumotlarini uchinchi shaxslarga oshkor qilmaslik; [cite: 44][cite_start]\n- Sayt qoidalariga va O‘zbekiston qonunlariga zid harakatlar sodir etmaslik. [cite: 45][cite_start]\n\n**5.5 Foydalanuvchiga taqiqlanadi:**\n- Soxta yoki chalg‘ituvchi e’lonlar joylashtirish; [cite: 47][cite_start]\n- Qurol, dori-darmon (tibbiy litsenziyasiz), alkogol, giyohvandlik vositalari, pornografik mahsulotlar va boshqa taqiqlangan mahsulotlar reklamasini berish; [cite: 48][cite_start]\n- Nafrat, zo‘ravonlik, millatchilik yoki diniy adovatni targ‘ib qiluvchi kontent joylashtirish; [cite: 49][cite_start]\n- Boshqa foydalanuvchilarning huquqlarini buzish, yolg‘on ma’lumot tarqatish. [cite: 50]"</text:p>
      <text:p text:style-name="Standard"><text:s text:c="6"/>},</text:p>
      <text:p text:style-name="Standard"><text:s text:c="6"/>{</text:p>
      <text:p text:style-name="Standard"><text:s text:c="8"/>"id": 7,</text:p>
      <text:p text:style-name="Standard"><text:s text:c="8"/>"title": "6. Sayt va ilova ma’muriyati huquqlari",</text:p>
      <text:p text:style-name="Standard"><text:s text:c="8"/>"content": "**6.1. [cite_start]\"kelishamiz.uz\" ma’muriyati quyidagi huquqlarga ega:**\n- Ushbu Shartlarni buzadigan e'lonlarni oldindan ogohlantirmasdan tahrirlash, bloklash yoki o'chirish. [cite: 53][cite_start]\n- Shartlarni muntazam ravishda buzgan foydalanuvchining hisobini bloklash yoki o'chirish. [cite: 54][cite_start]\n- Sayt va ilova funksionalligini va ushbu shartlarni istalgan vaqtda bir tomonlama o'zgartirish. [cite: 55][cite_start]\n- Texnik nosozliklar yoki profilaktika ishlari vaqtida ilova faoliyatini vaqtincha to'xtatib turish. [cite: 56][cite_start]\n- Joylashtirilgan e’lonlarni oldindan yoki keyinchalik ko‘rib chiqish, tahrirlash yoki o‘chirish. [cite: 57][cite_start]\n- Har qanday foydalanuvchi hisobini vaqtincha bloklash yoki doimiy ravishda o‘chirish huquqiga ega (qoidabuzarlik aniqlansa). [cite: 58][cite_start]\n- Noqonuniy harakatlar sodir etilishi havfi bo’lgan xuquqni muhofaza qiluvchi organlarga murojaat etish. [cite: 60]"</text:p>
      <text:p text:style-name="Standard"><text:s text:c="6"/>},</text:p>
      <text:p text:style-name="Standard"><text:s text:c="6"/>{</text:p>
      <text:p text:style-name="Standard"><text:soft-page-break/><text:s text:c="8"/>"id": 8,</text:p>
      <text:p text:style-name="Standard"><text:s text:c="8"/>"title": "7. Mas'uliyatni cheklash",</text:p>
      <text:p text:style-name="Standard"><text:s text:c="8"/>"content": "**7.1. [cite_start]\"Kelishamiz.uz\" ma’muriyati quyidagilar uchun javobgar EMAS:**\n- Foydalanuvchilar tomonidan joylashtirilgan e'lonlarning mazmuni, aniqligi va qonuniyligi. [cite: 63][cite_start]\n- E’lon berilayotgan maxsulotlarning sifati, xavfsizligi va belgilangan tavsiflarga mos kelishi. [cite: 64][cite_start]\n- Foydalanuvchilar o'rtasidagi oldi-sotdi bitimlarining bajarilishi (masalan, to'lov qilinmasligi yoki maxsulot yetkazib berilmasligi). [cite: 65][cite_start]\n- Foydalanuvchilarning firibgarlik harakatlari natijasida ko'rilgan har qanday moddiy yoki ma'naviy zarar. [cite: 66][cite_start]\n- Sayt va ilovadagi texnik uzilishlar yoki xatoliklar. [cite: 67]\n\n**7.2.** Foydalanuvchi Sayt va ilovadan foydalanish bilan bog'liq barcha xavf-xatarlarni o'z zimmasiga oladi. [cite_start]Barcha kelishmovchiliklar va nizolar bevosita Foydalanuvchilar o'rtasida hal qilinadi. [cite: 68, 69]"</text:p>
      <text:p text:style-name="Standard"><text:s text:c="6"/>},</text:p>
      <text:p text:style-name="Standard"><text:s text:c="6"/>{</text:p>
      <text:p text:style-name="Standard"><text:s text:c="8"/>"id": 9,</text:p>
      <text:p text:style-name="Standard"><text:s text:c="8"/>"title": "8. Nizolarni hal qilish",</text:p>
      <text:p text:style-name="Standard"><text:s text:c="8"/>[cite_start]"content": "**8.1.** Ushbu shartlar sayt va ilovadan foydalanish bilan bog'liq barcha nizolar O'zbekiston Respublikasining amaldagi qonunchiligi asosida hal etiladi. [cite: 73]"</text:p>
      <text:p text:style-name="Standard"><text:s text:c="6"/>},</text:p>
      <text:p text:style-name="Standard"><text:s text:c="6"/>{</text:p>
      <text:p text:style-name="Standard"><text:s text:c="8"/>"id": 10,</text:p>
      <text:p text:style-name="Standard"><text:s text:c="8"/>"title": "9. Shartlarning O'zgarishi",</text:p>
      <text:p text:style-name="Standard"><text:s text:c="8"/>"content": "**9.1.** Adminstratsiya ushbu shartlarga o'zgartirish kiritish huquqini o'zida saqlab qoladi. Yangi tahrirdagi Shartlar sayt va ilovada e'lon qilingan paytdan e'tiboran kuchga kiradi. [cite_start]Foydalanuvchining sayt va ilovadan foydalanishni davom ettirishi yangi shartlarga roziligini anglatadi. [cite: 75, 76, 77]"</text:p>
      <text:p text:style-name="Standard"><text:s text:c="6"/>}</text:p>
      <text:p text:style-name="Standard"><text:s text:c="4"/>]</text:p>
      <text:p text:style-name="Standard"><text:s text:c="2"/>}</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19:12:42.403284000</meta:creation-date>
    <dc:date>2025-11-28T19:13:56.193839000</dc:date>
    <meta:editing-duration>PT1M13S</meta:editing-duration>
    <meta:editing-cycles>2</meta:editing-cycles>
    <meta:generator>LibreOffice/25.8.2.2$MacOSX_AARCH64 LibreOffice_project/d401f2107ccab8f924a8e2df40f573aab7605b6f</meta:generator>
    <meta:document-statistic meta:table-count="0" meta:image-count="0" meta:object-count="0" meta:page-count="3" meta:paragraph-count="57" meta:word-count="892" meta:character-count="8794" meta:non-whitespace-character-count="7584"/>
  </office:meta>
</office:document-meta>
</file>